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b348" officeooo:paragraph-rsid="0012b348"/>
    </style:style>
    <style:style style:name="P2" style:family="paragraph" style:parent-style-name="Standard">
      <style:paragraph-properties fo:text-align="justify" style:justify-single-word="false"/>
      <style:text-properties officeooo:rsid="0012b348" officeooo:paragraph-rsid="0029a066"/>
    </style:style>
    <style:style style:name="P3" style:family="paragraph" style:parent-style-name="Standard">
      <style:paragraph-properties fo:text-align="justify" style:justify-single-word="false"/>
      <style:text-properties officeooo:rsid="00147db7" officeooo:paragraph-rsid="00147db7"/>
    </style:style>
    <style:style style:name="P4" style:family="paragraph" style:parent-style-name="Standard">
      <style:paragraph-properties fo:text-align="justify" style:justify-single-word="false"/>
      <style:text-properties officeooo:rsid="00147db7" officeooo:paragraph-rsid="0029a066"/>
    </style:style>
    <style:style style:name="P5" style:family="paragraph" style:parent-style-name="Standard">
      <style:paragraph-properties fo:text-align="justify" style:justify-single-word="false"/>
      <style:text-properties officeooo:rsid="001cbffc" officeooo:paragraph-rsid="0029a066"/>
    </style:style>
    <style:style style:name="P6" style:family="paragraph" style:parent-style-name="Standard">
      <style:paragraph-properties fo:text-align="justify" style:justify-single-word="false"/>
      <style:text-properties officeooo:rsid="00154609" officeooo:paragraph-rsid="00154609"/>
    </style:style>
    <style:style style:name="P7" style:family="paragraph" style:parent-style-name="Standard">
      <style:paragraph-properties fo:text-align="justify" style:justify-single-word="false"/>
      <style:text-properties officeooo:paragraph-rsid="002cf004"/>
    </style:style>
    <style:style style:name="P8" style:family="paragraph" style:parent-style-name="Standard">
      <style:paragraph-properties fo:text-align="justify" style:justify-single-word="false"/>
      <style:text-properties officeooo:rsid="0016ac6b" officeooo:paragraph-rsid="0016ac6b"/>
    </style:style>
    <style:style style:name="P9" style:family="paragraph" style:parent-style-name="Standard">
      <style:paragraph-properties fo:text-align="justify" style:justify-single-word="false"/>
      <style:text-properties officeooo:rsid="00186247" officeooo:paragraph-rsid="00186247"/>
    </style:style>
    <style:style style:name="P10" style:family="paragraph" style:parent-style-name="Standard">
      <style:paragraph-properties fo:text-align="justify" style:justify-single-word="false"/>
      <style:text-properties officeooo:rsid="001a1a96" officeooo:paragraph-rsid="001a1a96"/>
    </style:style>
    <style:style style:name="P11" style:family="paragraph" style:parent-style-name="Standard">
      <style:paragraph-properties fo:text-align="justify" style:justify-single-word="false"/>
      <style:text-properties officeooo:rsid="001a1a96" officeooo:paragraph-rsid="0029a066"/>
    </style:style>
    <style:style style:name="P12" style:family="paragraph" style:parent-style-name="Standard">
      <style:paragraph-properties fo:text-align="justify" style:justify-single-word="false"/>
      <style:text-properties officeooo:rsid="001acbf7" officeooo:paragraph-rsid="001acbf7"/>
    </style:style>
    <style:style style:name="P13" style:family="paragraph" style:parent-style-name="Standard">
      <style:paragraph-properties fo:text-align="justify" style:justify-single-word="false"/>
      <style:text-properties officeooo:rsid="001acbf7" officeooo:paragraph-rsid="0029a066"/>
    </style:style>
    <style:style style:name="P14" style:family="paragraph" style:parent-style-name="Standard">
      <style:paragraph-properties fo:text-align="justify" style:justify-single-word="false"/>
      <style:text-properties officeooo:rsid="001c119f" officeooo:paragraph-rsid="001c119f"/>
    </style:style>
    <style:style style:name="P15" style:family="paragraph" style:parent-style-name="Standard">
      <style:paragraph-properties fo:text-align="justify" style:justify-single-word="false"/>
      <style:text-properties officeooo:rsid="001c119f" officeooo:paragraph-rsid="0029a066"/>
    </style:style>
    <style:style style:name="P16" style:family="paragraph" style:parent-style-name="Standard">
      <style:paragraph-properties fo:text-align="justify" style:justify-single-word="false"/>
      <style:text-properties officeooo:rsid="001f5620" officeooo:paragraph-rsid="001f5620"/>
    </style:style>
    <style:style style:name="P17" style:family="paragraph" style:parent-style-name="Standard">
      <style:paragraph-properties fo:text-align="justify" style:justify-single-word="false"/>
      <style:text-properties officeooo:rsid="001f5620" officeooo:paragraph-rsid="00224bbc"/>
    </style:style>
    <style:style style:name="P18" style:family="paragraph" style:parent-style-name="Standard">
      <style:paragraph-properties fo:text-align="justify" style:justify-single-word="false"/>
      <style:text-properties officeooo:rsid="001f5620" officeooo:paragraph-rsid="0029a066"/>
    </style:style>
    <style:style style:name="P19" style:family="paragraph" style:parent-style-name="Standard">
      <style:paragraph-properties fo:text-align="justify" style:justify-single-word="false"/>
      <style:text-properties officeooo:rsid="0028f123" officeooo:paragraph-rsid="0028f123"/>
    </style:style>
    <style:style style:name="P20" style:family="paragraph" style:parent-style-name="Standard">
      <style:paragraph-properties fo:text-align="justify" style:justify-single-word="false"/>
      <style:text-properties officeooo:rsid="0028f123" officeooo:paragraph-rsid="0029a066"/>
    </style:style>
    <style:style style:name="P21" style:family="paragraph" style:parent-style-name="Standard">
      <style:paragraph-properties fo:text-align="justify" style:justify-single-word="false"/>
      <style:text-properties officeooo:rsid="0029a066" officeooo:paragraph-rsid="0029a066"/>
    </style:style>
    <style:style style:name="P22" style:family="paragraph" style:parent-style-name="Standard">
      <style:paragraph-properties fo:text-align="justify" style:justify-single-word="false"/>
      <style:text-properties officeooo:paragraph-rsid="002cf004"/>
    </style:style>
    <style:style style:name="P23" style:family="paragraph" style:parent-style-name="Standard">
      <style:paragraph-properties fo:text-align="justify" style:justify-single-word="false"/>
      <style:text-properties officeooo:paragraph-rsid="0032d902"/>
    </style:style>
    <style:style style:name="T1" style:family="text">
      <style:text-properties officeooo:rsid="00147db7"/>
    </style:style>
    <style:style style:name="T2" style:family="text">
      <style:text-properties officeooo:rsid="00154609"/>
    </style:style>
    <style:style style:name="T3" style:family="text">
      <style:text-properties officeooo:rsid="00186247"/>
    </style:style>
    <style:style style:name="T4" style:family="text">
      <style:text-properties officeooo:rsid="001a1a96"/>
    </style:style>
    <style:style style:name="T5" style:family="text">
      <style:text-properties officeooo:rsid="001c119f"/>
    </style:style>
    <style:style style:name="T6" style:family="text">
      <style:text-properties officeooo:rsid="00224bbc"/>
    </style:style>
    <style:style style:name="T7" style:family="text">
      <style:text-properties fo:font-weight="bold" officeooo:rsid="00186247" style:font-weight-asian="bold" style:font-weight-complex="bold"/>
    </style:style>
    <style:style style:name="T8" style:family="text">
      <style:text-properties fo:font-weight="bold" officeooo:rsid="002cf004" style:font-weight-asian="bold" style:font-weight-complex="bold"/>
    </style:style>
    <style:style style:name="T9" style:family="text">
      <style:text-properties officeooo:rsid="00266b34"/>
    </style:style>
    <style:style style:name="T10" style:family="text">
      <style:text-properties officeooo:rsid="0029a066"/>
    </style:style>
    <style:style style:name="T11" style:family="text">
      <style:text-properties officeooo:rsid="002cf004"/>
    </style:style>
    <style:style style:name="T12" style:family="text">
      <style:text-properties fo:font-weight="normal" officeooo:rsid="00186247" style:font-weight-asian="normal" style:font-weight-complex="normal"/>
    </style:style>
    <style:style style:name="T13" style:family="text">
      <style:text-properties fo:font-weight="normal" officeooo:rsid="002cf004" style:font-weight-asian="normal" style:font-weight-complex="normal"/>
    </style:style>
    <style:style style:name="T14" style:family="text">
      <style:text-properties officeooo:rsid="002e7b35"/>
    </style:style>
    <style:style style:name="T15" style:family="text">
      <style:text-properties officeooo:rsid="0032d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Обновляем систему:</text:p>
      <text:p text:style-name="P4"><text:tab/><text:span text:style-name="T3">~$ apt update</text:span></text:p>
      <text:p text:style-name="P5"><text:tab/><text:span text:style-name="T3">~$ </text:span>apt upgrade</text:p>
      <text:p text:style-name="P5"><text:tab/><text:span text:style-name="T3">~$ </text:span>apt full-upgrade</text:p>
      <text:p text:style-name="P5"><text:tab/><text:span text:style-name="T3">~$ </text:span>apt autoremove</text:p>
      <text:p text:style-name="P1"/>
      <text:p text:style-name="P1"><text:span text:style-name="T1">2</text:span>. Установка дополнительных библиотек, для компиляции python <text:span text:style-name="T2">(необходимые компоненты для сборки кода из исходников)</text:span>:</text:p>
      <text:p text:style-name="P2"><text:tab/><text:span text:style-name="T3">~$ sudo apt install build-essential checkinstall</text:span></text:p>
      <text:p text:style-name="P1"/>
      <text:p text:style-name="P6">3. Устанавливаем необходимые python библиотеки:</text:p>
      <text:p text:style-name="P2"><text:tab/><text:span text:style-name="T3">~$ </text:span>sudo apt install libreadline-gplv2-dev libncursesw5-dev libssl-dev libsqlite3-dev tk-dev libgdbm-dev libc6-dev libbz2-dev libffi-dev zlib1g-dev</text:p>
      <text:p text:style-name="P1"/>
      <text:p text:style-name="P8">*****Всё что нужно для сборки python из исходников проинсталировано*****</text:p>
      <text:p text:style-name="P8"/>
      <text:p text:style-name="P9">4. Качаем python из github (<text:a xlink:type="simple" xlink:href="https://github.com/python/cpython/releases" text:style-name="Internet_20_link" text:visited-style-name="Visited_20_Internet_20_Link">https://github.com/python/cpython/releases</text:a>) или из python.org (<text:a xlink:type="simple" xlink:href="https://www.python.org/ftp/python/" text:style-name="Internet_20_link" text:visited-style-name="Visited_20_Internet_20_Link">https://www.python.org/ftp/python/</text:a>) в домашнюю папку:</text:p>
      <text:p text:style-name="P9"><text:tab/>~$<text:tab/>wget <text:a xlink:type="simple" xlink:href="https://github.com/python/cpython/archive/v3.8.3.tar.gz" text:style-name="Internet_20_link" text:visited-style-name="Visited_20_Internet_20_Link">https://github.com/python/cpython/archive/v3.8.3.tar.gz</text:a></text:p>
      <text:p text:style-name="P9"/>
      <text:p text:style-name="P10">5. Разархивируем скачанный архив:</text:p>
      <text:p text:style-name="P11"><text:tab/><text:span text:style-name="T3">~$ </text:span>tar xzf v3.8.3.tar.gz</text:p>
      <text:p text:style-name="P12"><text:tab/>и удаляем скачанный архив</text:p>
      <text:p text:style-name="P13"><text:tab/><text:span text:style-name="T3">~$ </text:span>rm <text:span text:style-name="T4">v3.8.3.tar.gz</text:span></text:p>
      <text:p text:style-name="P12"/>
      <text:p text:style-name="P14">6. Переходим в разархивированную папку:</text:p>
      <text:p text:style-name="P15"><text:tab/><text:span text:style-name="T3">~$ </text:span>cd cpython-3.8.3/</text:p>
      <text:p text:style-name="P14"/>
      <text:p text:style-name="P14">7. Создаём скрытую папку .python в которую скомпилируем python из папки cpython-3.8.3/. В последствии можно будет удалить данную папку и пересобрать python заново.</text:p>
      <text:p text:style-name="P15"><text:tab/>~/cpython-3.8.3$<text:span text:style-name="T3"> </text:span><text:span text:style-name="T7">mkdir ~/.python</text:span></text:p>
      <text:p text:style-name="P14"/>
      <text:p text:style-name="P17">8. Собираем python в папку .python <text:span text:style-name="T6">(префикс: </text:span>--prefix=/home/www/.python<text:span text:style-name="T6">):</text:span></text:p>
      <text:p text:style-name="P18"><text:tab/><text:span text:style-name="T5">~/cpython-3.8.3$ </text:span>sudo ./configure --enable-optimizations --prefix=/home/www/.python</text:p>
      <text:p text:style-name="P18"><text:tab/><text:span text:style-name="T5">~/cpython-3.8.3$ sudo make</text:span></text:p>
      <text:p text:style-name="P18"><text:tab/><text:span text:style-name="T5">~/cpython-3.8.3$ </text:span>sudo make altinstall — <text:span text:style-name="T9">переносим скомпилированный python в папку .python</text:span></text:p>
      <text:p text:style-name="P16"/>
      <text:p text:style-name="P19">9. Обновляем pip:</text:p>
      <text:p text:style-name="P20"><text:tab/><text:span text:style-name="T3">~$ </text:span>sudo /home/www/.python/bin/python3.8 -m pip install -U pip</text:p>
      <text:p text:style-name="P19"/>
      <text:p text:style-name="P21">10. Удаляем папку из которой собирали python (cpython-3.8.3):</text:p>
      <text:p text:style-name="P21"><text:tab/><text:span text:style-name="T3">~$ sudo rm -rf cpython-3.8.3</text:span></text:p>
      <text:p text:style-name="P21"/>
      <text:p text:style-name="P7"><text:span text:style-name="T11">11. Запускаем python вызовом в оболочке </text:span><text:span text:style-name="T8">python3.8</text:span><text:span text:style-name="T11">. Добавим папку с исполняемым файлом </text:span><text:span text:style-name="T8">python3.8</text:span><text:span text:style-name="T11"> (</text:span><text:span text:style-name="T12">~/</text:span><text:span text:style-name="T13">.pyt</text:span><text:span text:style-name="T11">hon/bin) в переменную среды $PATH (</text:span>переменная среды, используемая для указания оболочке, где искать исполняемые файлы<text:span text:style-name="T11">):</text:span></text:p>
      <text:p text:style-name="P7"><text:tab/>~$ vim .bashrc — <text:span text:style-name="T14">в конец данного файла добавить строку:</text:span></text:p>
      <text:p text:style-name="P7"><text:tab/><text:span text:style-name="T10">export PATH="$HOME/.python/bin:$PATH"</text:span></text:p>
      <text:p text:style-name="P7"/>
      <text:p text:style-name="P7"><text:tab/><text:span text:style-name="T15">и перезапускаем терминал или вводим команду:</text:span></text:p>
      <text:p text:style-name="P23"><text:tab/>~$ . .bashr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7:33:47.873563258</meta:creation-date>
    <meta:generator>LibreOffice/6.0.7.3$Linux_X86_64 LibreOffice_project/00m0$Build-3</meta:generator>
    <dc:date>2020-05-23T23:37:07.175782720</dc:date>
    <meta:editing-duration>PT2H3M37S</meta:editing-duration>
    <meta:editing-cycles>16</meta:editing-cycles>
    <meta:document-statistic meta:table-count="0" meta:image-count="0" meta:object-count="0" meta:page-count="1" meta:paragraph-count="33" meta:word-count="229" meta:character-count="1904" meta:non-whitespace-character-count="1688"/>
  </office:meta>
</office:document-meta>
</file>